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67f6" officeooo:paragraph-rsid="001b6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15:19:22.881299200</meta:creation-date>
    <dc:date>2026-01-10T15:20:20.899838700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25.8.4.2$Windows_X86_64 LibreOffice_project/290daaa01b999472f0c7a3890eb6a550fd74c6df</meta:generator>
  </office:meta>
</office:document-meta>
</file>